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ensor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0253" calcext:value-type="float">
            <text:p>0.040253</text:p>
          </table:table-cell>
          <table:table-cell office:value-type="float" office:value="-0.004379" calcext:value-type="float">
            <text:p>-0.004379</text:p>
          </table:table-cell>
          <table:table-cell office:value-type="float" office:value="-0.975388" calcext:value-type="float">
            <text:p>-0.9753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3869" calcext:value-type="float">
            <text:p>0.043869</text:p>
          </table:table-cell>
          <table:table-cell office:value-type="float" office:value="-0.00209" calcext:value-type="float">
            <text:p>-0.00209</text:p>
          </table:table-cell>
          <table:table-cell office:value-type="float" office:value="-0.987061" calcext:value-type="float">
            <text:p>-0.9870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2404" calcext:value-type="float">
            <text:p>0.042404</text:p>
          </table:table-cell>
          <table:table-cell office:value-type="float" office:value="-0.004196" calcext:value-type="float">
            <text:p>-0.004196</text:p>
          </table:table-cell>
          <table:table-cell office:value-type="float" office:value="-0.986404" calcext:value-type="float">
            <text:p>-0.9864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1962" calcext:value-type="float">
            <text:p>0.041962</text:p>
          </table:table-cell>
          <table:table-cell office:value-type="float" office:value="-0.002563" calcext:value-type="float">
            <text:p>-0.002563</text:p>
          </table:table-cell>
          <table:table-cell office:value-type="float" office:value="-0.984802" calcext:value-type="float">
            <text:p>-0.9848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1687" calcext:value-type="float">
            <text:p>0.041687</text:p>
          </table:table-cell>
          <table:table-cell office:value-type="float" office:value="-0.005325" calcext:value-type="float">
            <text:p>-0.005325</text:p>
          </table:table-cell>
          <table:table-cell office:value-type="float" office:value="-0.988388" calcext:value-type="float">
            <text:p>-0.9883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129" calcext:value-type="float">
            <text:p>0.04129</text:p>
          </table:table-cell>
          <table:table-cell office:value-type="float" office:value="-0.004425" calcext:value-type="float">
            <text:p>-0.004425</text:p>
          </table:table-cell>
          <table:table-cell office:value-type="float" office:value="-0.985947" calcext:value-type="float">
            <text:p>-0.9859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0894" calcext:value-type="float">
            <text:p>0.040894</text:p>
          </table:table-cell>
          <table:table-cell office:value-type="float" office:value="-0.004288" calcext:value-type="float">
            <text:p>-0.004288</text:p>
          </table:table-cell>
          <table:table-cell office:value-type="float" office:value="-0.986023" calcext:value-type="float">
            <text:p>-0.9860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1473" calcext:value-type="float">
            <text:p>0.041473</text:p>
          </table:table-cell>
          <table:table-cell office:value-type="float" office:value="-0.004257" calcext:value-type="float">
            <text:p>-0.004257</text:p>
          </table:table-cell>
          <table:table-cell office:value-type="float" office:value="-0.985641" calcext:value-type="float">
            <text:p>-0.9856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1382" calcext:value-type="float">
            <text:p>0.041382</text:p>
          </table:table-cell>
          <table:table-cell office:value-type="float" office:value="-0.003281" calcext:value-type="float">
            <text:p>-0.003281</text:p>
          </table:table-cell>
          <table:table-cell office:value-type="float" office:value="-0.986145" calcext:value-type="float">
            <text:p>-0.9861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184" calcext:value-type="float">
            <text:p>0.04184</text:p>
          </table:table-cell>
          <table:table-cell office:value-type="float" office:value="-0.003296" calcext:value-type="float">
            <text:p>-0.003296</text:p>
          </table:table-cell>
          <table:table-cell office:value-type="float" office:value="-0.986572" calcext:value-type="float">
            <text:p>-0.9865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1641" calcext:value-type="float">
            <text:p>0.041641</text:p>
          </table:table-cell>
          <table:table-cell office:value-type="float" office:value="-0.005325" calcext:value-type="float">
            <text:p>-0.005325</text:p>
          </table:table-cell>
          <table:table-cell office:value-type="float" office:value="-0.985504" calcext:value-type="float">
            <text:p>-0.9855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41779" calcext:value-type="float">
            <text:p>0.041779</text:p>
          </table:table-cell>
          <table:table-cell office:value-type="float" office:value="-0.004501" calcext:value-type="float">
            <text:p>-0.004501</text:p>
          </table:table-cell>
          <table:table-cell office:value-type="float" office:value="-0.984818" calcext:value-type="float">
            <text:p>-0.9848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40298" calcext:value-type="float">
            <text:p>0.040298</text:p>
          </table:table-cell>
          <table:table-cell office:value-type="float" office:value="-0.005066" calcext:value-type="float">
            <text:p>-0.005066</text:p>
          </table:table-cell>
          <table:table-cell office:value-type="float" office:value="-0.985016" calcext:value-type="float">
            <text:p>-0.9850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1504" calcext:value-type="float">
            <text:p>0.041504</text:p>
          </table:table-cell>
          <table:table-cell office:value-type="float" office:value="-0.003677" calcext:value-type="float">
            <text:p>-0.003677</text:p>
          </table:table-cell>
          <table:table-cell office:value-type="float" office:value="-0.98494" calcext:value-type="float">
            <text:p>-0.984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2114" calcext:value-type="float">
            <text:p>0.042114</text:p>
          </table:table-cell>
          <table:table-cell office:value-type="float" office:value="-0.002945" calcext:value-type="float">
            <text:p>-0.002945</text:p>
          </table:table-cell>
          <table:table-cell office:value-type="float" office:value="-0.986832" calcext:value-type="float">
            <text:p>-0.9868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1656" calcext:value-type="float">
            <text:p>0.041656</text:p>
          </table:table-cell>
          <table:table-cell office:value-type="float" office:value="-0.004074" calcext:value-type="float">
            <text:p>-0.004074</text:p>
          </table:table-cell>
          <table:table-cell office:value-type="float" office:value="-0.985321" calcext:value-type="float">
            <text:p>-0.9853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2221" calcext:value-type="float">
            <text:p>0.042221</text:p>
          </table:table-cell>
          <table:table-cell office:value-type="float" office:value="-0.00499" calcext:value-type="float">
            <text:p>-0.00499</text:p>
          </table:table-cell>
          <table:table-cell office:value-type="float" office:value="-0.984589" calcext:value-type="float">
            <text:p>-0.9845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41809" calcext:value-type="float">
            <text:p>0.041809</text:p>
          </table:table-cell>
          <table:table-cell office:value-type="float" office:value="-0.003464" calcext:value-type="float">
            <text:p>-0.003464</text:p>
          </table:table-cell>
          <table:table-cell office:value-type="float" office:value="-0.985184" calcext:value-type="float">
            <text:p>-0.9851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41962" calcext:value-type="float">
            <text:p>0.041962</text:p>
          </table:table-cell>
          <table:table-cell office:value-type="float" office:value="-0.005081" calcext:value-type="float">
            <text:p>-0.005081</text:p>
          </table:table-cell>
          <table:table-cell office:value-type="float" office:value="-0.985703" calcext:value-type="float">
            <text:p>-0.9857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41718" calcext:value-type="float">
            <text:p>0.041718</text:p>
          </table:table-cell>
          <table:table-cell office:value-type="float" office:value="-0.004242" calcext:value-type="float">
            <text:p>-0.004242</text:p>
          </table:table-cell>
          <table:table-cell office:value-type="float" office:value="-0.986252" calcext:value-type="float">
            <text:p>-0.9862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1306" calcext:value-type="float">
            <text:p>0.041306</text:p>
          </table:table-cell>
          <table:table-cell office:value-type="float" office:value="-0.00499" calcext:value-type="float">
            <text:p>-0.00499</text:p>
          </table:table-cell>
          <table:table-cell office:value-type="float" office:value="-0.985657" calcext:value-type="float">
            <text:p>-0.9856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41565" calcext:value-type="float">
            <text:p>0.041565</text:p>
          </table:table-cell>
          <table:table-cell office:value-type="float" office:value="-0.00444" calcext:value-type="float">
            <text:p>-0.00444</text:p>
          </table:table-cell>
          <table:table-cell office:value-type="float" office:value="-0.985275" calcext:value-type="float">
            <text:p>-0.9852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41611" calcext:value-type="float">
            <text:p>0.041611</text:p>
          </table:table-cell>
          <table:table-cell office:value-type="float" office:value="-0.003021" calcext:value-type="float">
            <text:p>-0.003021</text:p>
          </table:table-cell>
          <table:table-cell office:value-type="float" office:value="-0.986038" calcext:value-type="float">
            <text:p>-0.9860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1595" calcext:value-type="float">
            <text:p>0.041595</text:p>
          </table:table-cell>
          <table:table-cell office:value-type="float" office:value="-0.004135" calcext:value-type="float">
            <text:p>-0.004135</text:p>
          </table:table-cell>
          <table:table-cell office:value-type="float" office:value="-0.985718" calcext:value-type="float">
            <text:p>-0.9857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2343" calcext:value-type="float">
            <text:p>0.042343</text:p>
          </table:table-cell>
          <table:table-cell office:value-type="float" office:value="-0.005096" calcext:value-type="float">
            <text:p>-0.005096</text:p>
          </table:table-cell>
          <table:table-cell office:value-type="float" office:value="-0.985916" calcext:value-type="float">
            <text:p>-0.9859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0726" calcext:value-type="float">
            <text:p>0.040726</text:p>
          </table:table-cell>
          <table:table-cell office:value-type="float" office:value="-0.004044" calcext:value-type="float">
            <text:p>-0.004044</text:p>
          </table:table-cell>
          <table:table-cell office:value-type="float" office:value="-0.985687" calcext:value-type="float">
            <text:p>-0.9856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41534" calcext:value-type="float">
            <text:p>0.041534</text:p>
          </table:table-cell>
          <table:table-cell office:value-type="float" office:value="-0.003738" calcext:value-type="float">
            <text:p>-0.003738</text:p>
          </table:table-cell>
          <table:table-cell office:value-type="float" office:value="-0.985367" calcext:value-type="float">
            <text:p>-0.9853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42358" calcext:value-type="float">
            <text:p>0.042358</text:p>
          </table:table-cell>
          <table:table-cell office:value-type="float" office:value="-0.003601" calcext:value-type="float">
            <text:p>-0.003601</text:p>
          </table:table-cell>
          <table:table-cell office:value-type="float" office:value="-0.987167" calcext:value-type="float">
            <text:p>-0.9871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39978" calcext:value-type="float">
            <text:p>0.039978</text:p>
          </table:table-cell>
          <table:table-cell office:value-type="float" office:value="-0.004959" calcext:value-type="float">
            <text:p>-0.004959</text:p>
          </table:table-cell>
          <table:table-cell office:value-type="float" office:value="-0.984222" calcext:value-type="float">
            <text:p>-0.9842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45898" calcext:value-type="float">
            <text:p>0.045898</text:p>
          </table:table-cell>
          <table:table-cell office:value-type="float" office:value="-0.005203" calcext:value-type="float">
            <text:p>-0.005203</text:p>
          </table:table-cell>
          <table:table-cell office:value-type="float" office:value="-1.008682" calcext:value-type="float">
            <text:p>-1.0086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44067" calcext:value-type="float">
            <text:p>0.044067</text:p>
          </table:table-cell>
          <table:table-cell office:value-type="float" office:value="-0.00444" calcext:value-type="float">
            <text:p>-0.00444</text:p>
          </table:table-cell>
          <table:table-cell office:value-type="float" office:value="-0.990677" calcext:value-type="float">
            <text:p>-0.9906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44174" calcext:value-type="float">
            <text:p>0.044174</text:p>
          </table:table-cell>
          <table:table-cell office:value-type="float" office:value="-0.001572" calcext:value-type="float">
            <text:p>-0.001572</text:p>
          </table:table-cell>
          <table:table-cell office:value-type="float" office:value="-0.987885" calcext:value-type="float">
            <text:p>-0.9878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9322" calcext:value-type="float">
            <text:p>0.039322</text:p>
          </table:table-cell>
          <table:table-cell office:value-type="float" office:value="-0.004791" calcext:value-type="float">
            <text:p>-0.004791</text:p>
          </table:table-cell>
          <table:table-cell office:value-type="float" office:value="-0.991135" calcext:value-type="float">
            <text:p>-0.9911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4512" calcext:value-type="float">
            <text:p>0.04512</text:p>
          </table:table-cell>
          <table:table-cell office:value-type="float" office:value="-0.003815" calcext:value-type="float">
            <text:p>-0.003815</text:p>
          </table:table-cell>
          <table:table-cell office:value-type="float" office:value="-1.020615" calcext:value-type="float">
            <text:p>-1.0206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3389" calcext:value-type="float">
            <text:p>0.03389</text:p>
          </table:table-cell>
          <table:table-cell office:value-type="float" office:value="-0.010086" calcext:value-type="float">
            <text:p>-0.010086</text:p>
          </table:table-cell>
          <table:table-cell office:value-type="float" office:value="-0.972595" calcext:value-type="float">
            <text:p>-0.9725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39795" calcext:value-type="float">
            <text:p>0.039795</text:p>
          </table:table-cell>
          <table:table-cell office:value-type="float" office:value="-0.013885" calcext:value-type="float">
            <text:p>-0.013885</text:p>
          </table:table-cell>
          <table:table-cell office:value-type="float" office:value="-1.000137" calcext:value-type="float">
            <text:p>-1.0001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9811" calcext:value-type="float">
            <text:p>0.009811</text:p>
          </table:table-cell>
          <table:table-cell office:value-type="float" office:value="-0.007965" calcext:value-type="float">
            <text:p>-0.007965</text:p>
          </table:table-cell>
          <table:table-cell office:value-type="float" office:value="-1.070755" calcext:value-type="float">
            <text:p>-1.0707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5299" calcext:value-type="float">
            <text:p>0.025299</text:p>
          </table:table-cell>
          <table:table-cell office:value-type="float" office:value="-0.035583" calcext:value-type="float">
            <text:p>-0.035583</text:p>
          </table:table-cell>
          <table:table-cell office:value-type="float" office:value="-0.991531" calcext:value-type="float">
            <text:p>-0.9915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1362" calcext:value-type="float">
            <text:p>0.021362</text:p>
          </table:table-cell>
          <table:table-cell office:value-type="float" office:value="-0.063293" calcext:value-type="float">
            <text:p>-0.063293</text:p>
          </table:table-cell>
          <table:table-cell office:value-type="float" office:value="-1.011047" calcext:value-type="float">
            <text:p>-1.0110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9165" calcext:value-type="float">
            <text:p>0.019165</text:p>
          </table:table-cell>
          <table:table-cell office:value-type="float" office:value="-0.080139" calcext:value-type="float">
            <text:p>-0.080139</text:p>
          </table:table-cell>
          <table:table-cell office:value-type="float" office:value="-0.991638" calcext:value-type="float">
            <text:p>-0.9916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010483" calcext:value-type="float">
            <text:p>-0.010483</text:p>
          </table:table-cell>
          <table:table-cell office:value-type="float" office:value="-0.098526" calcext:value-type="float">
            <text:p>-0.098526</text:p>
          </table:table-cell>
          <table:table-cell office:value-type="float" office:value="-1.014801" calcext:value-type="float">
            <text:p>-1.0148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39261" calcext:value-type="float">
            <text:p>0.039261</text:p>
          </table:table-cell>
          <table:table-cell office:value-type="float" office:value="-0.139542" calcext:value-type="float">
            <text:p>-0.139542</text:p>
          </table:table-cell>
          <table:table-cell office:value-type="float" office:value="-1.000931" calcext:value-type="float">
            <text:p>-1.0009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5406" calcext:value-type="float">
            <text:p>0.025406</text:p>
          </table:table-cell>
          <table:table-cell office:value-type="float" office:value="-0.14502" calcext:value-type="float">
            <text:p>-0.14502</text:p>
          </table:table-cell>
          <table:table-cell office:value-type="float" office:value="-1.021057" calcext:value-type="float">
            <text:p>-1.0210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3254" calcext:value-type="float">
            <text:p>0.023254</text:p>
          </table:table-cell>
          <table:table-cell office:value-type="float" office:value="-0.192551" calcext:value-type="float">
            <text:p>-0.192551</text:p>
          </table:table-cell>
          <table:table-cell office:value-type="float" office:value="-0.943054" calcext:value-type="float">
            <text:p>-0.9430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8982" calcext:value-type="float">
            <text:p>0.018982</text:p>
          </table:table-cell>
          <table:table-cell office:value-type="float" office:value="-0.227448" calcext:value-type="float">
            <text:p>-0.227448</text:p>
          </table:table-cell>
          <table:table-cell office:value-type="float" office:value="-0.999481" calcext:value-type="float">
            <text:p>-0.99948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1581" calcext:value-type="float">
            <text:p>0.011581</text:p>
          </table:table-cell>
          <table:table-cell office:value-type="float" office:value="-0.237411" calcext:value-type="float">
            <text:p>-0.237411</text:p>
          </table:table-cell>
          <table:table-cell office:value-type="float" office:value="-0.910522" calcext:value-type="float">
            <text:p>-0.9105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35507" calcext:value-type="float">
            <text:p>0.035507</text:p>
          </table:table-cell>
          <table:table-cell office:value-type="float" office:value="-0.284637" calcext:value-type="float">
            <text:p>-0.284637</text:p>
          </table:table-cell>
          <table:table-cell office:value-type="float" office:value="-0.981033" calcext:value-type="float">
            <text:p>-0.9810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38773" calcext:value-type="float">
            <text:p>0.038773</text:p>
          </table:table-cell>
          <table:table-cell office:value-type="float" office:value="-0.330307" calcext:value-type="float">
            <text:p>-0.330307</text:p>
          </table:table-cell>
          <table:table-cell office:value-type="float" office:value="-0.948868" calcext:value-type="float">
            <text:p>-0.9488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8549" calcext:value-type="float">
            <text:p>0.028549</text:p>
          </table:table-cell>
          <table:table-cell office:value-type="float" office:value="-0.37149" calcext:value-type="float">
            <text:p>-0.37149</text:p>
          </table:table-cell>
          <table:table-cell office:value-type="float" office:value="-0.910233" calcext:value-type="float">
            <text:p>-0.9102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14374" calcext:value-type="float">
            <text:p>0.014374</text:p>
          </table:table-cell>
          <table:table-cell office:value-type="float" office:value="-0.419037" calcext:value-type="float">
            <text:p>-0.419037</text:p>
          </table:table-cell>
          <table:table-cell office:value-type="float" office:value="-0.841202" calcext:value-type="float">
            <text:p>-0.8412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2089" calcext:value-type="float">
            <text:p>0.032089</text:p>
          </table:table-cell>
          <table:table-cell office:value-type="float" office:value="-0.462189" calcext:value-type="float">
            <text:p>-0.462189</text:p>
          </table:table-cell>
          <table:table-cell office:value-type="float" office:value="-0.85817" calcext:value-type="float">
            <text:p>-0.858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1001" calcext:value-type="float">
            <text:p>0.01001</text:p>
          </table:table-cell>
          <table:table-cell office:value-type="float" office:value="-0.481857" calcext:value-type="float">
            <text:p>-0.481857</text:p>
          </table:table-cell>
          <table:table-cell office:value-type="float" office:value="-0.864212" calcext:value-type="float">
            <text:p>-0.8642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15213" calcext:value-type="float">
            <text:p>0.015213</text:p>
          </table:table-cell>
          <table:table-cell office:value-type="float" office:value="-0.524933" calcext:value-type="float">
            <text:p>-0.524933</text:p>
          </table:table-cell>
          <table:table-cell office:value-type="float" office:value="-0.816467" calcext:value-type="float">
            <text:p>-0.8164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27649" calcext:value-type="float">
            <text:p>0.027649</text:p>
          </table:table-cell>
          <table:table-cell office:value-type="float" office:value="-0.578064" calcext:value-type="float">
            <text:p>-0.578064</text:p>
          </table:table-cell>
          <table:table-cell office:value-type="float" office:value="-0.806747" calcext:value-type="float">
            <text:p>-0.8067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0513" calcext:value-type="float">
            <text:p>0.010513</text:p>
          </table:table-cell>
          <table:table-cell office:value-type="float" office:value="-0.575211" calcext:value-type="float">
            <text:p>-0.575211</text:p>
          </table:table-cell>
          <table:table-cell office:value-type="float" office:value="-0.779602" calcext:value-type="float">
            <text:p>-0.7796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3824" calcext:value-type="float">
            <text:p>0.013824</text:p>
          </table:table-cell>
          <table:table-cell office:value-type="float" office:value="-0.617462" calcext:value-type="float">
            <text:p>-0.617462</text:p>
          </table:table-cell>
          <table:table-cell office:value-type="float" office:value="-0.750046" calcext:value-type="float">
            <text:p>-0.7500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39383" calcext:value-type="float">
            <text:p>0.039383</text:p>
          </table:table-cell>
          <table:table-cell office:value-type="float" office:value="-0.661346" calcext:value-type="float">
            <text:p>-0.661346</text:p>
          </table:table-cell>
          <table:table-cell office:value-type="float" office:value="-0.729568" calcext:value-type="float">
            <text:p>-0.7295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27252" calcext:value-type="float">
            <text:p>0.027252</text:p>
          </table:table-cell>
          <table:table-cell office:value-type="float" office:value="-0.673889" calcext:value-type="float">
            <text:p>-0.673889</text:p>
          </table:table-cell>
          <table:table-cell office:value-type="float" office:value="-0.678604" calcext:value-type="float">
            <text:p>-0.6786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1765" calcext:value-type="float">
            <text:p>0.011765</text:p>
          </table:table-cell>
          <table:table-cell office:value-type="float" office:value="-0.714767" calcext:value-type="float">
            <text:p>-0.714767</text:p>
          </table:table-cell>
          <table:table-cell office:value-type="float" office:value="-0.618011" calcext:value-type="float">
            <text:p>-0.6180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2527" calcext:value-type="float">
            <text:p>0.012527</text:p>
          </table:table-cell>
          <table:table-cell office:value-type="float" office:value="-0.712967" calcext:value-type="float">
            <text:p>-0.712967</text:p>
          </table:table-cell>
          <table:table-cell office:value-type="float" office:value="-0.647263" calcext:value-type="float">
            <text:p>-0.6472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8336" calcext:value-type="float">
            <text:p>0.028336</text:p>
          </table:table-cell>
          <table:table-cell office:value-type="float" office:value="-0.766785" calcext:value-type="float">
            <text:p>-0.766785</text:p>
          </table:table-cell>
          <table:table-cell office:value-type="float" office:value="-0.606995" calcext:value-type="float">
            <text:p>-0.6069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2747" calcext:value-type="float">
            <text:p>0.002747</text:p>
          </table:table-cell>
          <table:table-cell office:value-type="float" office:value="-0.787186" calcext:value-type="float">
            <text:p>-0.787186</text:p>
          </table:table-cell>
          <table:table-cell office:value-type="float" office:value="-0.49913" calcext:value-type="float">
            <text:p>-0.499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21027" calcext:value-type="float">
            <text:p>0.021027</text:p>
          </table:table-cell>
          <table:table-cell office:value-type="float" office:value="-0.790512" calcext:value-type="float">
            <text:p>-0.790512</text:p>
          </table:table-cell>
          <table:table-cell office:value-type="float" office:value="-0.528748" calcext:value-type="float">
            <text:p>-0.5287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2121" calcext:value-type="float">
            <text:p>0.002121</text:p>
          </table:table-cell>
          <table:table-cell office:value-type="float" office:value="-0.793884" calcext:value-type="float">
            <text:p>-0.793884</text:p>
          </table:table-cell>
          <table:table-cell office:value-type="float" office:value="-0.518188" calcext:value-type="float">
            <text:p>-0.5181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0.009293" calcext:value-type="float">
            <text:p>-0.009293</text:p>
          </table:table-cell>
          <table:table-cell office:value-type="float" office:value="-0.791702" calcext:value-type="float">
            <text:p>-0.791702</text:p>
          </table:table-cell>
          <table:table-cell office:value-type="float" office:value="-0.52504" calcext:value-type="float">
            <text:p>-0.525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0.002945" calcext:value-type="float">
            <text:p>-0.002945</text:p>
          </table:table-cell>
          <table:table-cell office:value-type="float" office:value="-0.781921" calcext:value-type="float">
            <text:p>-0.781921</text:p>
          </table:table-cell>
          <table:table-cell office:value-type="float" office:value="-0.503021" calcext:value-type="float">
            <text:p>-0.5030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7126" calcext:value-type="float">
            <text:p>0.007126</text:p>
          </table:table-cell>
          <table:table-cell office:value-type="float" office:value="-0.724319" calcext:value-type="float">
            <text:p>-0.724319</text:p>
          </table:table-cell>
          <table:table-cell office:value-type="float" office:value="-0.484299" calcext:value-type="float">
            <text:p>-0.48429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23163" calcext:value-type="float">
            <text:p>0.023163</text:p>
          </table:table-cell>
          <table:table-cell office:value-type="float" office:value="-0.707306" calcext:value-type="float">
            <text:p>-0.707306</text:p>
          </table:table-cell>
          <table:table-cell office:value-type="float" office:value="-0.576721" calcext:value-type="float">
            <text:p>-0.5767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26184" calcext:value-type="float">
            <text:p>0.026184</text:p>
          </table:table-cell>
          <table:table-cell office:value-type="float" office:value="-0.661392" calcext:value-type="float">
            <text:p>-0.661392</text:p>
          </table:table-cell>
          <table:table-cell office:value-type="float" office:value="-0.632767" calcext:value-type="float">
            <text:p>-0.6327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22049" calcext:value-type="float">
            <text:p>0.022049</text:p>
          </table:table-cell>
          <table:table-cell office:value-type="float" office:value="-0.575134" calcext:value-type="float">
            <text:p>-0.575134</text:p>
          </table:table-cell>
          <table:table-cell office:value-type="float" office:value="-0.697372" calcext:value-type="float">
            <text:p>-0.6973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5614" calcext:value-type="float">
            <text:p>0.035614</text:p>
          </table:table-cell>
          <table:table-cell office:value-type="float" office:value="-0.478104" calcext:value-type="float">
            <text:p>-0.478104</text:p>
          </table:table-cell>
          <table:table-cell office:value-type="float" office:value="-0.801239" calcext:value-type="float">
            <text:p>-0.80123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-0.375824" calcext:value-type="float">
            <text:p>-0.375824</text:p>
          </table:table-cell>
          <table:table-cell office:value-type="float" office:value="-0.889893" calcext:value-type="float">
            <text:p>-0.8898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41504" calcext:value-type="float">
            <text:p>0.041504</text:p>
          </table:table-cell>
          <table:table-cell office:value-type="float" office:value="-0.327576" calcext:value-type="float">
            <text:p>-0.327576</text:p>
          </table:table-cell>
          <table:table-cell office:value-type="float" office:value="-0.963623" calcext:value-type="float">
            <text:p>-0.9636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32257" calcext:value-type="float">
            <text:p>0.032257</text:p>
          </table:table-cell>
          <table:table-cell office:value-type="float" office:value="-0.247269" calcext:value-type="float">
            <text:p>-0.247269</text:p>
          </table:table-cell>
          <table:table-cell office:value-type="float" office:value="-1.096115" calcext:value-type="float">
            <text:p>-1.0961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0.015366" calcext:value-type="float">
            <text:p>-0.015366</text:p>
          </table:table-cell>
          <table:table-cell office:value-type="float" office:value="-0.187027" calcext:value-type="float">
            <text:p>-0.187027</text:p>
          </table:table-cell>
          <table:table-cell office:value-type="float" office:value="-1.052444" calcext:value-type="float">
            <text:p>-1.0524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0.045242" calcext:value-type="float">
            <text:p>-0.045242</text:p>
          </table:table-cell>
          <table:table-cell office:value-type="float" office:value="-0.148239" calcext:value-type="float">
            <text:p>-0.148239</text:p>
          </table:table-cell>
          <table:table-cell office:value-type="float" office:value="-1.024689" calcext:value-type="float">
            <text:p>-1.02468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0.024033" calcext:value-type="float">
            <text:p>-0.024033</text:p>
          </table:table-cell>
          <table:table-cell office:value-type="float" office:value="-0.163116" calcext:value-type="float">
            <text:p>-0.163116</text:p>
          </table:table-cell>
          <table:table-cell office:value-type="float" office:value="-0.964264" calcext:value-type="float">
            <text:p>-0.96426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0.069321" calcext:value-type="float">
            <text:p>-0.069321</text:p>
          </table:table-cell>
          <table:table-cell office:value-type="float" office:value="-0.057587" calcext:value-type="float">
            <text:p>-0.057587</text:p>
          </table:table-cell>
          <table:table-cell office:value-type="float" office:value="-1.086594" calcext:value-type="float">
            <text:p>-1.08659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35324" calcext:value-type="float">
            <text:p>0.035324</text:p>
          </table:table-cell>
          <table:table-cell office:value-type="float" office:value="-0.128464" calcext:value-type="float">
            <text:p>-0.128464</text:p>
          </table:table-cell>
          <table:table-cell office:value-type="float" office:value="-1.02301" calcext:value-type="float">
            <text:p>-1.023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17715" calcext:value-type="float">
            <text:p>0.017715</text:p>
          </table:table-cell>
          <table:table-cell office:value-type="float" office:value="-0.055069" calcext:value-type="float">
            <text:p>-0.055069</text:p>
          </table:table-cell>
          <table:table-cell office:value-type="float" office:value="-0.988586" calcext:value-type="float">
            <text:p>-0.9885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2552" calcext:value-type="float">
            <text:p>0.022552</text:p>
          </table:table-cell>
          <table:table-cell office:value-type="float" office:value="-0.062759" calcext:value-type="float">
            <text:p>-0.062759</text:p>
          </table:table-cell>
          <table:table-cell office:value-type="float" office:value="-0.950867" calcext:value-type="float">
            <text:p>-0.9508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11343" calcext:value-type="float">
            <text:p>0.111343</text:p>
          </table:table-cell>
          <table:table-cell office:value-type="float" office:value="0.018021" calcext:value-type="float">
            <text:p>0.018021</text:p>
          </table:table-cell>
          <table:table-cell office:value-type="float" office:value="-1.392258" calcext:value-type="float">
            <text:p>-1.39225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4689" calcext:value-type="float">
            <text:p>0.04689</text:p>
          </table:table-cell>
          <table:table-cell office:value-type="float" office:value="-0.014114" calcext:value-type="float">
            <text:p>-0.014114</text:p>
          </table:table-cell>
          <table:table-cell office:value-type="float" office:value="-1.0504" calcext:value-type="float">
            <text:p>-1.050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34271" calcext:value-type="float">
            <text:p>0.034271</text:p>
          </table:table-cell>
          <table:table-cell office:value-type="float" office:value="-0.013733" calcext:value-type="float">
            <text:p>-0.013733</text:p>
          </table:table-cell>
          <table:table-cell office:value-type="float" office:value="-0.94693" calcext:value-type="float">
            <text:p>-0.9469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51956" calcext:value-type="float">
            <text:p>0.051956</text:p>
          </table:table-cell>
          <table:table-cell office:value-type="float" office:value="-0.002823" calcext:value-type="float">
            <text:p>-0.002823</text:p>
          </table:table-cell>
          <table:table-cell office:value-type="float" office:value="-1.030014" calcext:value-type="float">
            <text:p>-1.0300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42084" calcext:value-type="float">
            <text:p>0.042084</text:p>
          </table:table-cell>
          <table:table-cell office:value-type="float" office:value="-0.002167" calcext:value-type="float">
            <text:p>-0.002167</text:p>
          </table:table-cell>
          <table:table-cell office:value-type="float" office:value="-0.972733" calcext:value-type="float">
            <text:p>-0.9727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57007" calcext:value-type="float">
            <text:p>0.057007</text:p>
          </table:table-cell>
          <table:table-cell office:value-type="float" office:value="0.013336" calcext:value-type="float">
            <text:p>0.013336</text:p>
          </table:table-cell>
          <table:table-cell office:value-type="float" office:value="-1.002792" calcext:value-type="float">
            <text:p>-1.0027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55435" calcext:value-type="float">
            <text:p>0.055435</text:p>
          </table:table-cell>
          <table:table-cell office:value-type="float" office:value="0.004303" calcext:value-type="float">
            <text:p>0.004303</text:p>
          </table:table-cell>
          <table:table-cell office:value-type="float" office:value="-1.01033" calcext:value-type="float">
            <text:p>-1.010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38361" calcext:value-type="float">
            <text:p>0.038361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-0.985199" calcext:value-type="float">
            <text:p>-0.98519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72403" calcext:value-type="float">
            <text:p>0.072403</text:p>
          </table:table-cell>
          <table:table-cell office:value-type="float" office:value="0.033691" calcext:value-type="float">
            <text:p>0.033691</text:p>
          </table:table-cell>
          <table:table-cell office:value-type="float" office:value="-1.031464" calcext:value-type="float">
            <text:p>-1.0314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3325" calcext:value-type="float">
            <text:p>0.033325</text:p>
          </table:table-cell>
          <table:table-cell office:value-type="float" office:value="0.042969" calcext:value-type="float">
            <text:p>0.042969</text:p>
          </table:table-cell>
          <table:table-cell office:value-type="float" office:value="-0.983521" calcext:value-type="float">
            <text:p>-0.9835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76004" calcext:value-type="float">
            <text:p>0.076004</text:p>
          </table:table-cell>
          <table:table-cell office:value-type="float" office:value="0.077469" calcext:value-type="float">
            <text:p>0.077469</text:p>
          </table:table-cell>
          <table:table-cell office:value-type="float" office:value="-1.068542" calcext:value-type="float">
            <text:p>-1.06854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33173" calcext:value-type="float">
            <text:p>0.033173</text:p>
          </table:table-cell>
          <table:table-cell office:value-type="float" office:value="0.103256" calcext:value-type="float">
            <text:p>0.103256</text:p>
          </table:table-cell>
          <table:table-cell office:value-type="float" office:value="-0.985825" calcext:value-type="float">
            <text:p>-0.9858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71045" calcext:value-type="float">
            <text:p>0.071045</text:p>
          </table:table-cell>
          <table:table-cell office:value-type="float" office:value="0.138123" calcext:value-type="float">
            <text:p>0.138123</text:p>
          </table:table-cell>
          <table:table-cell office:value-type="float" office:value="-0.955338" calcext:value-type="float">
            <text:p>-0.95533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15762" calcext:value-type="float">
            <text:p>0.015762</text:p>
          </table:table-cell>
          <table:table-cell office:value-type="float" office:value="0.156525" calcext:value-type="float">
            <text:p>0.156525</text:p>
          </table:table-cell>
          <table:table-cell office:value-type="float" office:value="-0.987106" calcext:value-type="float">
            <text:p>-0.9871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42847" calcext:value-type="float">
            <text:p>0.042847</text:p>
          </table:table-cell>
          <table:table-cell office:value-type="float" office:value="0.187866" calcext:value-type="float">
            <text:p>0.187866</text:p>
          </table:table-cell>
          <table:table-cell office:value-type="float" office:value="-0.952362" calcext:value-type="float">
            <text:p>-0.9523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4628" calcext:value-type="float">
            <text:p>0.04628</text:p>
          </table:table-cell>
          <table:table-cell office:value-type="float" office:value="0.219757" calcext:value-type="float">
            <text:p>0.219757</text:p>
          </table:table-cell>
          <table:table-cell office:value-type="float" office:value="-0.956879" calcext:value-type="float">
            <text:p>-0.95687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5661" calcext:value-type="float">
            <text:p>0.05661</text:p>
          </table:table-cell>
          <table:table-cell office:value-type="float" office:value="0.242447" calcext:value-type="float">
            <text:p>0.242447</text:p>
          </table:table-cell>
          <table:table-cell office:value-type="float" office:value="-0.986237" calcext:value-type="float">
            <text:p>-0.9862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20691" calcext:value-type="float">
            <text:p>0.020691</text:p>
          </table:table-cell>
          <table:table-cell office:value-type="float" office:value="0.252487" calcext:value-type="float">
            <text:p>0.252487</text:p>
          </table:table-cell>
          <table:table-cell office:value-type="float" office:value="-0.977722" calcext:value-type="float">
            <text:p>-0.9777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42953" calcext:value-type="float">
            <text:p>0.042953</text:p>
          </table:table-cell>
          <table:table-cell office:value-type="float" office:value="0.304993" calcext:value-type="float">
            <text:p>0.304993</text:p>
          </table:table-cell>
          <table:table-cell office:value-type="float" office:value="-0.922409" calcext:value-type="float">
            <text:p>-0.9224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6143" calcext:value-type="float">
            <text:p>0.046143</text:p>
          </table:table-cell>
          <table:table-cell office:value-type="float" office:value="0.325607" calcext:value-type="float">
            <text:p>0.325607</text:p>
          </table:table-cell>
          <table:table-cell office:value-type="float" office:value="-0.954834" calcext:value-type="float">
            <text:p>-0.95483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9979" calcext:value-type="float">
            <text:p>0.009979</text:p>
          </table:table-cell>
          <table:table-cell office:value-type="float" office:value="0.357178" calcext:value-type="float">
            <text:p>0.357178</text:p>
          </table:table-cell>
          <table:table-cell office:value-type="float" office:value="-0.885193" calcext:value-type="float">
            <text:p>-0.88519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65704" calcext:value-type="float">
            <text:p>0.065704</text:p>
          </table:table-cell>
          <table:table-cell office:value-type="float" office:value="0.398697" calcext:value-type="float">
            <text:p>0.398697</text:p>
          </table:table-cell>
          <table:table-cell office:value-type="float" office:value="-0.909698" calcext:value-type="float">
            <text:p>-0.90969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1918" calcext:value-type="float">
            <text:p>0.01918</text:p>
          </table:table-cell>
          <table:table-cell office:value-type="float" office:value="0.406311" calcext:value-type="float">
            <text:p>0.406311</text:p>
          </table:table-cell>
          <table:table-cell office:value-type="float" office:value="-0.855896" calcext:value-type="float">
            <text:p>-0.85589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53848" calcext:value-type="float">
            <text:p>0.053848</text:p>
          </table:table-cell>
          <table:table-cell office:value-type="float" office:value="0.451004" calcext:value-type="float">
            <text:p>0.451004</text:p>
          </table:table-cell>
          <table:table-cell office:value-type="float" office:value="-0.890808" calcext:value-type="float">
            <text:p>-0.89080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454544" calcext:value-type="float">
            <text:p>0.454544</text:p>
          </table:table-cell>
          <table:table-cell office:value-type="float" office:value="-0.831116" calcext:value-type="float">
            <text:p>-0.83111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40466" calcext:value-type="float">
            <text:p>0.040466</text:p>
          </table:table-cell>
          <table:table-cell office:value-type="float" office:value="0.456711" calcext:value-type="float">
            <text:p>0.456711</text:p>
          </table:table-cell>
          <table:table-cell office:value-type="float" office:value="-0.890656" calcext:value-type="float">
            <text:p>-0.89065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42648" calcext:value-type="float">
            <text:p>0.042648</text:p>
          </table:table-cell>
          <table:table-cell office:value-type="float" office:value="0.468277" calcext:value-type="float">
            <text:p>0.468277</text:p>
          </table:table-cell>
          <table:table-cell office:value-type="float" office:value="-0.879944" calcext:value-type="float">
            <text:p>-0.87994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4303" calcext:value-type="float">
            <text:p>0.04303</text:p>
          </table:table-cell>
          <table:table-cell office:value-type="float" office:value="0.47522" calcext:value-type="float">
            <text:p>0.47522</text:p>
          </table:table-cell>
          <table:table-cell office:value-type="float" office:value="-0.857971" calcext:value-type="float">
            <text:p>-0.85797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22156" calcext:value-type="float">
            <text:p>0.022156</text:p>
          </table:table-cell>
          <table:table-cell office:value-type="float" office:value="0.450089" calcext:value-type="float">
            <text:p>0.450089</text:p>
          </table:table-cell>
          <table:table-cell office:value-type="float" office:value="-0.856354" calcext:value-type="float">
            <text:p>-0.85635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64392" calcext:value-type="float">
            <text:p>0.064392</text:p>
          </table:table-cell>
          <table:table-cell office:value-type="float" office:value="0.508392" calcext:value-type="float">
            <text:p>0.508392</text:p>
          </table:table-cell>
          <table:table-cell office:value-type="float" office:value="-0.897446" calcext:value-type="float">
            <text:p>-0.89744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30029" calcext:value-type="float">
            <text:p>0.030029</text:p>
          </table:table-cell>
          <table:table-cell office:value-type="float" office:value="0.46907" calcext:value-type="float">
            <text:p>0.46907</text:p>
          </table:table-cell>
          <table:table-cell office:value-type="float" office:value="-0.862244" calcext:value-type="float">
            <text:p>-0.8622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45776" calcext:value-type="float">
            <text:p>0.045776</text:p>
          </table:table-cell>
          <table:table-cell office:value-type="float" office:value="0.512024" calcext:value-type="float">
            <text:p>0.512024</text:p>
          </table:table-cell>
          <table:table-cell office:value-type="float" office:value="-0.859283" calcext:value-type="float">
            <text:p>-0.85928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3862" calcext:value-type="float">
            <text:p>0.03862</text:p>
          </table:table-cell>
          <table:table-cell office:value-type="float" office:value="0.493744" calcext:value-type="float">
            <text:p>0.493744</text:p>
          </table:table-cell>
          <table:table-cell office:value-type="float" office:value="-0.841537" calcext:value-type="float">
            <text:p>-0.8415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40604" calcext:value-type="float">
            <text:p>0.040604</text:p>
          </table:table-cell>
          <table:table-cell office:value-type="float" office:value="0.495651" calcext:value-type="float">
            <text:p>0.495651</text:p>
          </table:table-cell>
          <table:table-cell office:value-type="float" office:value="-0.873917" calcext:value-type="float">
            <text:p>-0.8739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31372" calcext:value-type="float">
            <text:p>0.031372</text:p>
          </table:table-cell>
          <table:table-cell office:value-type="float" office:value="0.494949" calcext:value-type="float">
            <text:p>0.494949</text:p>
          </table:table-cell>
          <table:table-cell office:value-type="float" office:value="-0.81694" calcext:value-type="float">
            <text:p>-0.8169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38254" calcext:value-type="float">
            <text:p>0.038254</text:p>
          </table:table-cell>
          <table:table-cell office:value-type="float" office:value="0.491211" calcext:value-type="float">
            <text:p>0.491211</text:p>
          </table:table-cell>
          <table:table-cell office:value-type="float" office:value="-0.856171" calcext:value-type="float">
            <text:p>-0.85617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36484" calcext:value-type="float">
            <text:p>0.036484</text:p>
          </table:table-cell>
          <table:table-cell office:value-type="float" office:value="0.483383" calcext:value-type="float">
            <text:p>0.483383</text:p>
          </table:table-cell>
          <table:table-cell office:value-type="float" office:value="-0.818985" calcext:value-type="float">
            <text:p>-0.81898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23819" calcext:value-type="float">
            <text:p>0.023819</text:p>
          </table:table-cell>
          <table:table-cell office:value-type="float" office:value="0.388428" calcext:value-type="float">
            <text:p>0.388428</text:p>
          </table:table-cell>
          <table:table-cell office:value-type="float" office:value="-0.815903" calcext:value-type="float">
            <text:p>-0.81590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24124" calcext:value-type="float">
            <text:p>0.024124</text:p>
          </table:table-cell>
          <table:table-cell office:value-type="float" office:value="0.384644" calcext:value-type="float">
            <text:p>0.384644</text:p>
          </table:table-cell>
          <table:table-cell office:value-type="float" office:value="-0.850739" calcext:value-type="float">
            <text:p>-0.85073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1652" calcext:value-type="float">
            <text:p>0.021652</text:p>
          </table:table-cell>
          <table:table-cell office:value-type="float" office:value="0.417648" calcext:value-type="float">
            <text:p>0.417648</text:p>
          </table:table-cell>
          <table:table-cell office:value-type="float" office:value="-0.832962" calcext:value-type="float">
            <text:p>-0.83296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57495" calcext:value-type="float">
            <text:p>0.057495</text:p>
          </table:table-cell>
          <table:table-cell office:value-type="float" office:value="0.300797" calcext:value-type="float">
            <text:p>0.300797</text:p>
          </table:table-cell>
          <table:table-cell office:value-type="float" office:value="-0.956696" calcext:value-type="float">
            <text:p>-0.95669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70343" calcext:value-type="float">
            <text:p>0.070343</text:p>
          </table:table-cell>
          <table:table-cell office:value-type="float" office:value="0.212158" calcext:value-type="float">
            <text:p>0.212158</text:p>
          </table:table-cell>
          <table:table-cell office:value-type="float" office:value="-0.951492" calcext:value-type="float">
            <text:p>-0.95149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93613" calcext:value-type="float">
            <text:p>0.093613</text:p>
          </table:table-cell>
          <table:table-cell office:value-type="float" office:value="0.133667" calcext:value-type="float">
            <text:p>0.133667</text:p>
          </table:table-cell>
          <table:table-cell office:value-type="float" office:value="-0.985718" calcext:value-type="float">
            <text:p>-0.9857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00494" calcext:value-type="float">
            <text:p>0.100494</text:p>
          </table:table-cell>
          <table:table-cell office:value-type="float" office:value="0.061005" calcext:value-type="float">
            <text:p>0.061005</text:p>
          </table:table-cell>
          <table:table-cell office:value-type="float" office:value="-1.141708" calcext:value-type="float">
            <text:p>-1.14170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03821" calcext:value-type="float">
            <text:p>0.103821</text:p>
          </table:table-cell>
          <table:table-cell office:value-type="float" office:value="-0.017334" calcext:value-type="float">
            <text:p>-0.017334</text:p>
          </table:table-cell>
          <table:table-cell office:value-type="float" office:value="-1.359711" calcext:value-type="float">
            <text:p>-1.35971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0.031769" calcext:value-type="float">
            <text:p>-0.031769</text:p>
          </table:table-cell>
          <table:table-cell office:value-type="float" office:value="-0.006927" calcext:value-type="float">
            <text:p>-0.006927</text:p>
          </table:table-cell>
          <table:table-cell office:value-type="float" office:value="-0.923492" calcext:value-type="float">
            <text:p>-0.92349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52292" calcext:value-type="float">
            <text:p>0.052292</text:p>
          </table:table-cell>
          <table:table-cell office:value-type="float" office:value="-0.000397" calcext:value-type="float">
            <text:p>-0.000397</text:p>
          </table:table-cell>
          <table:table-cell office:value-type="float" office:value="-0.996704" calcext:value-type="float">
            <text:p>-0.9967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50964" calcext:value-type="float">
            <text:p>0.050964</text:p>
          </table:table-cell>
          <table:table-cell office:value-type="float" office:value="-0.002548" calcext:value-type="float">
            <text:p>-0.002548</text:p>
          </table:table-cell>
          <table:table-cell office:value-type="float" office:value="-1.002609" calcext:value-type="float">
            <text:p>-1.00260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42496" calcext:value-type="float">
            <text:p>0.042496</text:p>
          </table:table-cell>
          <table:table-cell office:value-type="float" office:value="-0.004227" calcext:value-type="float">
            <text:p>-0.004227</text:p>
          </table:table-cell>
          <table:table-cell office:value-type="float" office:value="-0.98114" calcext:value-type="float">
            <text:p>-0.9811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43701" calcext:value-type="float">
            <text:p>0.043701</text:p>
          </table:table-cell>
          <table:table-cell office:value-type="float" office:value="-0.004654" calcext:value-type="float">
            <text:p>-0.004654</text:p>
          </table:table-cell>
          <table:table-cell office:value-type="float" office:value="-0.989014" calcext:value-type="float">
            <text:p>-0.98901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41595" calcext:value-type="float">
            <text:p>0.041595</text:p>
          </table:table-cell>
          <table:table-cell office:value-type="float" office:value="-0.004929" calcext:value-type="float">
            <text:p>-0.004929</text:p>
          </table:table-cell>
          <table:table-cell office:value-type="float" office:value="-0.990601" calcext:value-type="float">
            <text:p>-0.9906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41351" calcext:value-type="float">
            <text:p>0.041351</text:p>
          </table:table-cell>
          <table:table-cell office:value-type="float" office:value="-0.004135" calcext:value-type="float">
            <text:p>-0.004135</text:p>
          </table:table-cell>
          <table:table-cell office:value-type="float" office:value="-0.984802" calcext:value-type="float">
            <text:p>-0.98480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4245" calcext:value-type="float">
            <text:p>0.04245</text:p>
          </table:table-cell>
          <table:table-cell office:value-type="float" office:value="-0.002914" calcext:value-type="float">
            <text:p>-0.002914</text:p>
          </table:table-cell>
          <table:table-cell office:value-type="float" office:value="-0.984451" calcext:value-type="float">
            <text:p>-0.98445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42038" calcext:value-type="float">
            <text:p>0.042038</text:p>
          </table:table-cell>
          <table:table-cell office:value-type="float" office:value="-0.004318" calcext:value-type="float">
            <text:p>-0.004318</text:p>
          </table:table-cell>
          <table:table-cell office:value-type="float" office:value="-0.985443" calcext:value-type="float">
            <text:p>-0.98544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42023" calcext:value-type="float">
            <text:p>0.042023</text:p>
          </table:table-cell>
          <table:table-cell office:value-type="float" office:value="-0.003342" calcext:value-type="float">
            <text:p>-0.003342</text:p>
          </table:table-cell>
          <table:table-cell office:value-type="float" office:value="-0.986359" calcext:value-type="float">
            <text:p>-0.98635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49957" calcext:value-type="float">
            <text:p>0.049957</text:p>
          </table:table-cell>
          <table:table-cell office:value-type="float" office:value="0.004822" calcext:value-type="float">
            <text:p>0.004822</text:p>
          </table:table-cell>
          <table:table-cell office:value-type="float" office:value="-1.038925" calcext:value-type="float">
            <text:p>-1.0389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52" meta:object-count="0"/>
    <meta:generator>LibreOffice/5.1.6.2$Linux_X86_64 LibreOffice_project/10m0$Build-2</meta:generator>
  </office:meta>
</office:document-meta>
</file>